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0a9aa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fbaf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0a9aa2" officeooo:paragraph-rsid="000a9aa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0a9aa2" officeooo:paragraph-rsid="000a9aa2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rsid="000a9aa2" officeooo:paragraph-rsid="000a9aa2"/>
    </style:style>
    <style:style style:name="P6" style:family="paragraph" style:parent-style-name="Standard">
      <style:paragraph-properties fo:text-align="start" style:justify-single-word="false"/>
      <style:text-properties officeooo:paragraph-rsid="000fbafd"/>
    </style:style>
    <style:style style:name="P7" style:family="paragraph" style:parent-style-name="Standard">
      <style:paragraph-properties fo:text-align="center" style:justify-single-word="false"/>
      <style:text-properties officeooo:paragraph-rsid="000a9aa2"/>
    </style:style>
    <style:style style:name="P8" style:family="paragraph" style:parent-style-name="Standard">
      <style:paragraph-properties fo:text-align="start" style:justify-single-word="false"/>
      <style:text-properties style:font-name="Ubuntu Mono" officeooo:rsid="000a9aa2" officeooo:paragraph-rsid="000a9aa2"/>
    </style:style>
    <style:style style:name="P9" style:family="paragraph" style:parent-style-name="Standard">
      <style:paragraph-properties fo:text-align="start" style:justify-single-word="false"/>
      <style:text-properties style:font-name="Ubuntu Mono" officeooo:rsid="000a9aa2" officeooo:paragraph-rsid="000ea297"/>
    </style:style>
    <style:style style:name="P10" style:family="paragraph" style:parent-style-name="Standard">
      <style:paragraph-properties fo:text-align="start" style:justify-single-word="false"/>
      <style:text-properties style:font-name="Ubuntu Mono" officeooo:rsid="000fbafd" officeooo:paragraph-rsid="000fbafd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6pt" officeooo:rsid="000ea297" officeooo:paragraph-rsid="000fbaf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6pt" officeooo:rsid="000ea297" officeooo:paragraph-rsid="000ea29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16pt" officeooo:rsid="000ea297" officeooo:paragraph-rsid="000b6f6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16pt" officeooo:rsid="000a9aa2" officeooo:paragraph-rsid="000ea29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Ubuntu Mono" fo:font-size="16pt" officeooo:rsid="000a9aa2" officeooo:paragraph-rsid="000fbafd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tyle="italic" officeooo:rsid="000fbafd" officeooo:paragraph-rsid="000fbafd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Ubuntu Mono" fo:font-weight="bold" officeooo:rsid="000fbafd" officeooo:paragraph-rsid="000fbafd" style:font-weight-asian="bold" style:font-weight-complex="bold"/>
    </style:style>
    <style:style style:name="T1" style:family="text">
      <style:text-properties style:font-name="Liberation Sans" fo:font-size="26pt" fo:font-weight="bold" officeooo:rsid="000a9aa2" style:font-weight-asian="bold" style:font-weight-complex="bold"/>
    </style:style>
    <style:style style:name="T2" style:family="text">
      <style:text-properties style:font-name="Liberation Sans" fo:font-size="26pt" fo:font-weight="bold" officeooo:rsid="000d6469" style:font-weight-asian="bold" style:font-weight-complex="bold"/>
    </style:style>
    <style:style style:name="T3" style:family="text">
      <style:text-properties style:font-name="Ubuntu Mono" officeooo:rsid="000fbafd"/>
    </style:style>
    <style:style style:name="T4" style:family="text">
      <style:text-properties style:font-name="Ubuntu Mono" officeooo:rsid="000a9aa2"/>
    </style:style>
    <style:style style:name="T5" style:family="text">
      <style:text-properties officeooo:rsid="000fb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ilding public, dynamic webapps using</text:p>
      <text:p text:style-name="P7"><text:span text:style-name="T1">Micro</text:span><text:span text:style-name="T2">P</text:span><text:span text:style-name="T1">ython on the ESP32</text:span></text:p>
      <text:p text:style-name="P5">is a Workshop at May Contain Hackers 2022, by</text:p>
      <text:p text:style-name="P5">Bjarni Rúnar Einarsson &lt;bre@pagekite.net&gt;</text:p>
      <text:p text:style-name="P4"/>
      <text:p text:style-name="P8"/>
      <text:p text:style-name="P8"/>
      <text:p text:style-name="P1"><text:span text:style-name="T3">1.</text:span><text:span text:style-name="T4"> Download the workshop handouts (or ask Bjarni for the backup USB key)</text:span></text:p>
      <text:p text:style-name="P8"/>
      <text:p text:style-name="P8">git clone https://github.com/BjarniRunar/mch2022-esp32-fun</text:p>
      <text:p text:style-name="P8">cd mch2022-esp32-fun</text:p>
      <text:p text:style-name="P10"/>
      <text:p text:style-name="P6"><text:span text:style-name="T3">In one window: <text:s/>vi workshop.sh <text:s text:c="12"/># ...use another editor if you must</text:span></text:p>
      <text:p text:style-name="P10">In another: <text:s text:c="4"/>bash workshop.sh</text:p>
      <text:p text:style-name="P10"/>
      <text:p text:style-name="P10"/>
      <text:p text:style-name="P10"/>
      <text:p text:style-name="P2"><text:span text:style-name="T3">2. Edit workshop.sh to configure your PageKite credentials:</text:span></text:p>
      <text:p text:style-name="P13"/>
      <text:p text:style-name="P13"/>
      <text:p text:style-name="P11">UPK_KITE_NAME=</text:p>
      <text:p text:style-name="P12"/>
      <text:p text:style-name="P12"/>
      <text:p text:style-name="P12">UPK_KITE_SECRET=</text:p>
      <text:p text:style-name="P14"/>
      <text:p text:style-name="P10"/>
      <text:p text:style-name="P16">Note: These credentials give access to a pagekite.net account which valid for one year, in case you want to keep hacking at home. Please be kind and follow our terms of service. Thanks! I made PageKite, be kind to my baby please.</text:p>
      <text:p text:style-name="P15"/>
      <text:p text:style-name="P9"/>
      <text:p text:style-name="P17">3. Next we work our way through the contents of workshop.sh together!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s" fo:country="I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3:25:45.219871496</meta:creation-date>
    <dc:date>2022-07-19T11:02:06.483125141</dc:date>
    <meta:editing-duration>PT13H14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0" meta:character-count="795" meta:non-whitespace-character-count="672"/>
  </office:meta>
</office:document-meta>
</file>